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cce" officeooo:paragraph-rsid="001abcce"/>
    </style:style>
    <style:style style:name="P2" style:family="paragraph" style:parent-style-name="Standard">
      <style:text-properties officeooo:rsid="001be3bb" officeooo:paragraph-rsid="001be3bb"/>
    </style:style>
    <style:style style:name="P3" style:family="paragraph" style:parent-style-name="Standard" style:list-style-name="List_20_1">
      <style:text-properties officeooo:rsid="001dd6cf" officeooo:paragraph-rsid="002085a8"/>
    </style:style>
    <style:style style:name="P4" style:family="paragraph" style:parent-style-name="Standard" style:list-style-name="List_20_1">
      <style:text-properties officeooo:rsid="001abcce" officeooo:paragraph-rsid="001abcce"/>
    </style:style>
    <style:style style:name="P5" style:family="paragraph" style:parent-style-name="Standard" style:list-style-name="List_20_1">
      <style:text-properties officeooo:rsid="001abcce" officeooo:paragraph-rsid="001be3bb"/>
    </style:style>
    <style:style style:name="P6" style:family="paragraph" style:parent-style-name="Standard" style:list-style-name="List_20_1">
      <style:text-properties officeooo:rsid="001be3bb" officeooo:paragraph-rsid="001be3bb"/>
    </style:style>
    <style:style style:name="P7" style:family="paragraph" style:parent-style-name="Standard" style:list-style-name="List_20_1">
      <style:text-properties officeooo:rsid="002085a8" officeooo:paragraph-rsid="002085a8"/>
    </style:style>
    <style:style style:name="P8" style:family="paragraph" style:parent-style-name="Standard" style:list-style-name="List_20_1">
      <style:text-properties officeooo:rsid="00224823" officeooo:paragraph-rsid="00224823"/>
    </style:style>
    <style:style style:name="P9" style:family="paragraph" style:parent-style-name="Standard" style:list-style-name="List_20_1">
      <style:text-properties officeooo:rsid="00233069" officeooo:paragraph-rsid="00233069"/>
    </style:style>
    <style:style style:name="T1" style:family="text">
      <style:text-properties officeooo:rsid="001be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mortem</text:p>
      <text:p text:style-name="P1"/>
      <text:p text:style-name="P1">Problems Had</text:p>
      <text:p text:style-name="P1"/>
      <text:list xml:id="list393367234" text:style-name="List_20_1">
        <text:list-item>
          <text:p text:style-name="P3">Boot to rainbow color test. </text:p>
          <text:list>
            <text:list-item>
              <text:p text:style-name="P3">Just connecting to wrong HDMI port.</text:p>
            </text:list-item>
          </text:list>
        </text:list-item>
        <text:list-item>
          <text:p text:style-name="P4"><text:span text:style-name="T1">K</text:span>eeb connectivity over USB failed initially (using both Mac/Win and USB/BT) selection on keeb</text:p>
          <text:list>
            <text:list-item>
              <text:p text:style-name="P4">Noticed charging light flash blinking red. Indicating less than 15% battery available. Strange that it should be going through USB.</text:p>
            </text:list-item>
            <text:list-item>
              <text:p text:style-name="P4">Tried USB2x and USB3 ports, but issue persisted after an hour of charging</text:p>
            </text:list-item>
            <text:list-item>
              <text:p text:style-name="P4">Rpi does not power USB devices when not powered on.</text:p>
            </text:list-item>
            <text:list-item>
              <text:p text:style-name="P5">Charging keeb directly w/ power brick. Charged to full (green).</text:p>
            </text:list-item>
            <text:list-item>
              <text:p text:style-name="P5"><text:span text:style-name="T1">K</text:span>eyboard working w/ <text:span text:style-name="T1">Mac/IOS + Cable switched settings.</text:span></text:p>
            </text:list-item>
          </text:list>
        </text:list-item>
        <text:list-item>
          <text:p text:style-name="P6">1 extra layer of figuring things out like how the case/pi fit together… with thermal pad.</text:p>
          <text:list>
            <text:list-item>
              <text:p text:style-name="P6">Stuck pad to aluminum case instead of to CPU as 1 side was sticky, and I wanted to keep CPU as clean as possible… Not sure if that’s a good idea or not.</text:p>
            </text:list-item>
          </text:list>
        </text:list-item>
        <text:list-item>
          <text:p text:style-name="P7">Failed Steam install attempt</text:p>
          <text:list>
            <text:list-item>
              <text:p text:style-name="P7">Reminded me that the type and brand/standard of CPU is still important.</text:p>
            </text:list-item>
            <text:list-item>
              <text:p text:style-name="P7">Pi using ARM CPU while Steam is only Intel/AMD x86/64 compatible.</text:p>
            </text:list-item>
          </text:list>
        </text:list-item>
        <text:list-item>
          <text:p text:style-name="P8">Learning on the fly.</text:p>
          <text:list>
            <text:list-item>
              <text:p text:style-name="P8">Image editing tools</text:p>
            </text:list-item>
            <text:list-item>
              <text:p text:style-name="P8">Video editing tools</text:p>
            </text:list-item>
            <text:list-item>
              <text:p text:style-name="P8">Audio tools (probably)</text:p>
            </text:list-item>
            <text:list-item>
              <text:p text:style-name="P9">Perfect vs Done i.e. what I want the vlog and blog to look vs how I’m able to do things and produce a finished thing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6:17:03.740452363</meta:creation-date>
    <dc:date>2022-11-29T19:40:42.699827817</dc:date>
    <meta:editing-duration>P8DT9H54M25S</meta:editing-duration>
    <meta:editing-cycles>3</meta:editing-cycles>
    <meta:generator>LibreOffice/7.0.4.2$Linux_AARCH64 LibreOffice_project/00$Build-2</meta:generator>
    <meta:document-statistic meta:table-count="0" meta:image-count="0" meta:object-count="0" meta:page-count="1" meta:paragraph-count="20" meta:word-count="221" meta:character-count="1170" meta:non-whitespace-character-count="986"/>
  </office:meta>
</office:document-meta>
</file>